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MRTransportFactory.getB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TransportFactory.putDestination( String epName , NMRDestination destin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MRTransportFactory.getConduit( EndpointInfo endpointInfo , EndpointReferenceType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MRTransportFactory.getConduit( EndpointInfo targe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TransportFactory.setBus( Bus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TransportFactory.getUri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TransportFactory.getDestination( EndpointInfo e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MRTransportFactory.setNmr( NMR nm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TransportFactory.getDestination( String e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TransportFactory.getNm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TransportFactory.removeDestination( String e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TransportFactory.setActivationNamespaces( Collection &lt; String &gt; 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TransportFactory.registerWithBindingManager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